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98f1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officeooo:rsid="001c69bd" officeooo:paragraph-rsid="001c69bd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officeooo:rsid="001c69bd" officeooo:paragraph-rsid="001cafbe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officeooo:rsid="001cafbe" officeooo:paragraph-rsid="001cafbe"/>
    </style:style>
    <style:style style:name="P5" style:family="paragraph" style:parent-style-name="Heading_20_1">
      <style:text-properties officeooo:rsid="001998f1" officeooo:paragraph-rsid="001998f1"/>
    </style:style>
    <style:style style:name="P6" style:family="paragraph" style:parent-style-name="Heading_20_1">
      <style:text-properties officeooo:paragraph-rsid="001c69bd"/>
    </style:style>
    <style:style style:name="P7" style:family="paragraph" style:parent-style-name="Heading_20_2">
      <style:text-properties officeooo:paragraph-rsid="001c69bd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fo:font-size="12pt"/>
    </style:style>
    <style:style style:name="P11" style:family="paragraph">
      <loext:graphic-properties draw:fill-color="#000000"/>
      <style:paragraph-properties fo:text-align="center"/>
      <style:text-properties fo:color="#000000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</style:style>
    <style:style style:name="T1" style:family="text">
      <style:text-properties officeooo:rsid="001c69bd"/>
    </style:style>
    <style:style style:name="T2" style:family="text">
      <style:text-properties fo:font-style="italic" officeooo:rsid="001c69bd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afbe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afbe" style:font-weight-asian="normal" style:font-weight-complex="normal"/>
    </style:style>
    <style:style style:name="T7" style:family="text">
      <style:text-properties fo:font-size="12pt" fo:font-weight="bold" style:font-weight-asian="bold" style:font-weight-complex="bold"/>
    </style:style>
    <style:style style:name="T8" style:family="text">
      <style:text-properties fo:font-size="12pt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7.181cm" fo:min-width="4.4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7.183cm" fo:min-width="4.4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marker-end="Extrémités_20_de_20_flèche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6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tructure de l’application</text:h>
      <text:p text:style-name="P1"/>
      <text:p text:style-name="P1"><draw:custom-shape text:anchor-type="paragraph" draw:z-index="0" draw:name="Forme1" draw:style-name="gr1" draw:text-style-name="P9" svg:width="4.423cm" svg:height="7.182cm" svg:x="2.016cm" svg:y="0.893cm"><text:p text:style-name="P8"><text:span text:style-name="T3">HomeActivity</text:span></text:p><text:p text:style-name="P8"/><text:p text:style-name="P8">Menu principal</text:p><text:p text:style-name="P8">de l’application</text:p><draw:enhanced-geometry svg:viewBox="0 0 21600 21600" draw:type="rectangle" draw:enhanced-path="M 0 0 L 21600 0 21600 21600 0 21600 0 0 Z N"/></draw:custom-shape><draw:custom-shape text:anchor-type="paragraph" draw:z-index="1" draw:name="Forme1" draw:style-name="gr1" draw:text-style-name="P9" svg:width="4.423cm" svg:height="7.182cm" svg:x="10.418cm" svg:y="0.893cm"><text:p text:style-name="P8"><text:span text:style-name="T3">MapsActivity</text:span></text:p><text:p text:style-name="P8"/><text:p text:style-name="P8">Carte Google Maps</text:p><draw:enhanced-geometry svg:viewBox="0 0 21600 21600" draw:type="rectangle" draw:enhanced-path="M 0 0 L 21600 0 21600 21600 0 21600 0 0 Z N"/></draw:custom-shape><draw:custom-shape text:anchor-type="paragraph" draw:z-index="2" draw:name="Forme1" draw:style-name="gr1" draw:text-style-name="P9" svg:width="4.423cm" svg:height="7.182cm" svg:x="11.979cm" svg:y="11.832cm"><text:p text:style-name="P8"><text:span text:style-name="T3">AddMarkerActivity</text:span></text:p><text:p text:style-name="P8"/><text:p text:style-name="P8">Ajout d’un marqueur</text:p><text:p text:style-name="P8">sur la carte</text:p><draw:enhanced-geometry svg:viewBox="0 0 21600 21600" draw:type="rectangle" draw:enhanced-path="M 0 0 L 21600 0 21600 21600 0 21600 0 0 Z N"/></draw:custom-shape><draw:custom-shape text:anchor-type="paragraph" draw:z-index="3" draw:name="Forme1" draw:style-name="gr2" draw:text-style-name="P10" svg:width="4.425cm" svg:height="7.183cm" svg:x="6.186cm" svg:y="11.832cm"><text:p text:style-name="P8"><text:span text:style-name="T7">FilterActivity</text:span></text:p><text:p text:style-name="P8"><text:span text:style-name="T8"/></text:p><text:p text:style-name="P8"><text:span text:style-name="T8">Filtrage des marqueurs</text:span></text:p><text:p text:style-name="P8"><text:span text:style-name="T8">affichés sur la carte</text:span></text:p><draw:enhanced-geometry svg:viewBox="0 0 21600 21600" draw:type="rectangle" draw:enhanced-path="M 0 0 L 21600 0 21600 21600 0 21600 0 0 Z N"/></draw:custom-shape><draw:custom-shape text:anchor-type="paragraph" draw:z-index="4" draw:name="Forme1" draw:style-name="gr1" draw:text-style-name="P9" svg:width="4.423cm" svg:height="7.182cm" svg:x="0.344cm" svg:y="11.816cm"><text:p text:style-name="P8"><text:span text:style-name="T3">SettingsActivity</text:span></text:p><text:p text:style-name="P8"/><text:p text:style-name="P8">Options diverses</text:p><draw:enhanced-geometry svg:viewBox="0 0 21600 21600" draw:type="rectangle" draw:enhanced-path="M 0 0 L 21600 0 21600 21600 0 21600 0 0 Z N"/></draw:custom-shape><draw:line text:anchor-type="paragraph" draw:z-index="5" draw:name="Forme2" draw:style-name="gr3" draw:text-style-name="P11" svg:x1="6.438cm" svg:y1="4.464cm" svg:x2="10.417cm" svg:y2="4.464cm"><text:p/></draw:line><draw:frame text:anchor-type="paragraph" draw:z-index="6" draw:name="Forme3" draw:style-name="gr4" draw:text-style-name="P12" svg:width="3.98cm" svg:height="0.63cm" svg:x="6.438cm" svg:y="3.93cm"><draw:text-box><text:p text:style-name="P8">Bouton</text:p></draw:text-box></draw:frame><draw:line text:anchor-type="paragraph" draw:z-index="7" draw:name="Forme2" draw:style-name="gr3" draw:text-style-name="P11" svg:x1="12.621cm" svg:y1="8.073cm" svg:x2="14.209cm" svg:y2="11.832cm"><text:p/></draw:line><draw:frame text:anchor-type="paragraph" draw:z-index="8" draw:name="Forme3" draw:style-name="gr4" draw:text-style-name="P14" svg:width="3.98cm" svg:height="0.63cm" svg:x="13.529cm" svg:y="9.601cm"><draw:text-box><text:p text:style-name="P13">Clic sur la carte</text:p></draw:text-box></draw:frame><draw:line text:anchor-type="paragraph" draw:z-index="9" draw:name="Forme2" draw:style-name="gr3" draw:text-style-name="P11" svg:x1="3.831cm" svg:y1="8.073cm" svg:x2="2.566cm" svg:y2="11.816cm"><text:p/></draw:line><draw:line text:anchor-type="paragraph" draw:z-index="10" draw:name="Forme2" draw:style-name="gr3" draw:text-style-name="P11" svg:x1="4.588cm" svg:y1="8.073cm" svg:x2="8.576cm" svg:y2="11.832cm"><text:p/></draw:line><draw:frame text:anchor-type="paragraph" draw:z-index="11" draw:name="Forme3" draw:style-name="gr4" draw:text-style-name="P12" svg:width="3.98cm" svg:height="0.63cm" svg:x="0.522cm" svg:y="9.543cm"><draw:text-box><text:p text:style-name="P8">Bouton</text:p></draw:text-box></draw:frame><draw:frame text:anchor-type="paragraph" draw:z-index="12" draw:name="Forme3" draw:style-name="gr4" draw:text-style-name="P12" svg:width="3.98cm" svg:height="0.63cm" svg:x="5.267cm" svg:y="9.486cm"><draw:text-box><text:p text:style-name="P8">Bouton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6" text:outline-level="1"><text:soft-page-break/><text:span text:style-name="T1">Structure de la base de données</text:span></text:h>
      <text:h text:style-name="P7" text:outline-level="2"><text:span text:style-name="T1">Table </text:span><text:span text:style-name="T2">Point</text:span></text:h>
      <text:p text:style-name="P2">Représente un marqueur affiché ou non sur la carte</text:p>
      <text:p text:style-name="P2"/>
      <text:p text:style-name="P3"><text:span text:style-name="T3">_id </text:span><text:span text:style-name="T6">(entier)</text:span></text:p>
      <text:p text:style-name="P3"><text:span text:style-name="T6"><text:tab/>C</text:span>lé primaire auto-incrémentée</text:p>
      <text:p text:style-name="P3"/>
      <text:p text:style-name="P3"><text:span text:style-name="T3">libelle </text:span><text:span text:style-name="T6">(chaîne de caractères)</text:span></text:p>
      <text:p text:style-name="P3"><text:span text:style-name="T6"><text:tab/></text:span>Titre du marqueur</text:p>
      <text:p text:style-name="P3"/>
      <text:p text:style-name="P3"><text:span text:style-name="T3">description </text:span><text:span text:style-name="T6">(chaîne de caractères)</text:span></text:p>
      <text:p text:style-name="P3"><text:span text:style-name="T6"><text:tab/></text:span>Description du marqueur</text:p>
      <text:p text:style-name="P3"/>
      <text:p text:style-name="P4"><text:span text:style-name="T3">latitude </text:span><text:span text:style-name="T5">(réel)</text:span></text:p>
      <text:p text:style-name="P4"><text:span text:style-name="T3"><text:tab/></text:span>Latitude du point sur la carte</text:p>
      <text:p text:style-name="P4"/>
      <text:p text:style-name="P4"><text:span text:style-name="T3">longitude </text:span><text:span text:style-name="T5">(réel)</text:span></text:p>
      <text:p text:style-name="P4"><text:span text:style-name="T3"><text:tab/></text:span>Longitude du point sur la carte</text:p>
      <text:p text:style-name="P4"/>
      <text:p text:style-name="P4"><text:span text:style-name="T3">imageSrc </text:span><text:span text:style-name="T5">(chaîne de caractères)</text:span></text:p>
      <text:p text:style-name="P4"><text:span text:style-name="T5"><text:tab/>Chemin</text:span> vers une éventuelle image associée au marqueur</text:p>
      <text:p text:style-name="P4"/>
      <text:p text:style-name="P4"><text:span text:style-name="T3">affiche </text:span><text:span text:style-name="T5">(booléen)</text:span></text:p>
      <text:p text:style-name="P4"><text:span text:style-name="T5"><text:tab/></text:span>Détermine si le marqueur est affiché ou non sur la car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0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.499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499cm" loext:contextual-spacing="false" fo:text-indent="0cm" style:auto-text-indent="false"/>
      <style:text-properties fo:font-size="90%" fo:font-weight="bold" style:font-size-asian="115%" style:font-weight-asian="bold" style:font-size-complex="115%" style:font-weight-complex="6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4:46:50.812949449</meta:creation-date>
    <dc:date>2018-05-23T15:35:10.564040837</dc:date>
    <meta:editing-duration>PT27M1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18" meta:word-count="80" meta:character-count="519" meta:non-whitespace-character-count="450"/>
  </office:meta>
</office:document-meta>
</file>